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c63c" officeooo:paragraph-rsid="0000c63c"/>
    </style:style>
    <style:style style:name="P2" style:family="paragraph" style:parent-style-name="Standard" style:list-style-name="L1">
      <style:text-properties officeooo:rsid="0000c63c" officeooo:paragraph-rsid="0000c63c"/>
    </style:style>
    <style:style style:name="P3" style:family="paragraph" style:parent-style-name="Standard">
      <style:text-properties officeooo:rsid="0002b88e" officeooo:paragraph-rsid="0002b88e"/>
    </style:style>
    <style:style style:name="P4" style:family="paragraph" style:parent-style-name="Standard" style:list-style-name="L4">
      <style:text-properties officeooo:rsid="000377dc" officeooo:paragraph-rsid="000f71ab"/>
    </style:style>
    <style:style style:name="P5" style:family="paragraph" style:parent-style-name="Standard">
      <style:text-properties officeooo:rsid="000377dc" officeooo:paragraph-rsid="000f71ab"/>
    </style:style>
    <style:style style:name="P6" style:family="paragraph" style:parent-style-name="Standard">
      <style:text-properties officeooo:rsid="0004d349" officeooo:paragraph-rsid="0004d349"/>
    </style:style>
    <style:style style:name="P7" style:family="paragraph" style:parent-style-name="Standard">
      <style:text-properties officeooo:rsid="00064c23" officeooo:paragraph-rsid="00064c23"/>
    </style:style>
    <style:style style:name="P8" style:family="paragraph" style:parent-style-name="Standard">
      <style:text-properties fo:font-weight="bold" officeooo:rsid="000dbbe6" officeooo:paragraph-rsid="000dbbe6" style:font-weight-asian="bold" style:font-weight-complex="bold"/>
    </style:style>
    <style:style style:name="P9" style:family="paragraph" style:parent-style-name="Standard">
      <style:text-properties fo:font-weight="bold" officeooo:rsid="0000c63c" officeooo:paragraph-rsid="0000c63c" style:font-weight-asian="bold" style:font-weight-complex="bold"/>
    </style:style>
    <style:style style:name="P10" style:family="paragraph" style:parent-style-name="Standard">
      <style:text-properties fo:font-weight="bold" officeooo:rsid="000f37e3" officeooo:paragraph-rsid="000f37e3" style:font-weight-asian="bold" style:font-weight-complex="bold"/>
    </style:style>
    <style:style style:name="P11" style:family="paragraph" style:parent-style-name="Standard">
      <style:text-properties fo:font-weight="bold" officeooo:rsid="0014a68d" officeooo:paragraph-rsid="0014a68d" style:font-weight-asian="bold" style:font-weight-complex="bold"/>
    </style:style>
    <style:style style:name="P12" style:family="paragraph" style:parent-style-name="Standard">
      <style:text-properties fo:font-weight="bold" officeooo:rsid="0015e787" officeooo:paragraph-rsid="0015e78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b22ec" officeooo:paragraph-rsid="001b22ec" style:font-weight-asian="bold" style:font-weight-complex="bold"/>
    </style:style>
    <style:style style:name="P14" style:family="paragraph" style:parent-style-name="Standard">
      <style:text-properties fo:font-weight="bold" officeooo:rsid="00294fec" officeooo:paragraph-rsid="00294fec" style:font-weight-asian="bold" style:font-weight-complex="bold"/>
    </style:style>
    <style:style style:name="P15" style:family="paragraph" style:parent-style-name="Standard" style:list-style-name="L2">
      <style:text-properties officeooo:paragraph-rsid="000dbbe6"/>
    </style:style>
    <style:style style:name="P16" style:family="paragraph" style:parent-style-name="Standard" style:list-style-name="L3">
      <style:text-properties fo:font-weight="normal" officeooo:rsid="00064c23" officeooo:paragraph-rsid="000dbbe6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0f9e9" officeooo:paragraph-rsid="0010f9e9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14a68d" officeooo:paragraph-rsid="0014a68d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156424" officeooo:paragraph-rsid="00156424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15a618" officeooo:paragraph-rsid="0015a618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15e787" officeooo:paragraph-rsid="0015e787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6d9e8" officeooo:paragraph-rsid="0016d9e8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180c0e" officeooo:paragraph-rsid="00180c0e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19532e" officeooo:paragraph-rsid="0019532e" style:font-weight-asian="normal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fo:font-weight="normal" officeooo:rsid="001b22ec" officeooo:paragraph-rsid="001b22ec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1b6d59" officeooo:paragraph-rsid="001b6d59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1e2479" officeooo:paragraph-rsid="001e2479" style:font-weight-asian="normal" style:font-weight-complex="normal"/>
    </style:style>
    <style:style style:name="P28" style:family="paragraph" style:parent-style-name="Standard" style:list-style-name="L7">
      <style:paragraph-properties fo:text-align="justify" style:justify-single-word="false"/>
      <style:text-properties fo:font-weight="normal" officeooo:rsid="001fa297" officeooo:paragraph-rsid="001fa297" style:font-weight-asian="normal" style:font-weight-complex="normal"/>
    </style:style>
    <style:style style:name="P29" style:family="paragraph" style:parent-style-name="Standard" style:list-style-name="L7">
      <style:paragraph-properties fo:text-align="justify" style:justify-single-word="false"/>
      <style:text-properties fo:font-weight="normal" officeooo:rsid="00213559" officeooo:paragraph-rsid="00213559" style:font-weight-asian="normal" style:font-weight-complex="normal"/>
    </style:style>
    <style:style style:name="P30" style:family="paragraph" style:parent-style-name="Standard" style:list-style-name="L7">
      <style:paragraph-properties fo:text-align="justify" style:justify-single-word="false"/>
      <style:text-properties fo:font-weight="normal" officeooo:rsid="0022f2a6" officeooo:paragraph-rsid="0022f2a6" style:font-weight-asian="normal" style:font-weight-complex="normal"/>
    </style:style>
    <style:style style:name="P31" style:family="paragraph" style:parent-style-name="Standard" style:list-style-name="L4">
      <style:text-properties officeooo:paragraph-rsid="000aedec"/>
    </style:style>
    <style:style style:name="T1" style:family="text">
      <style:text-properties officeooo:rsid="0004d349"/>
    </style:style>
    <style:style style:name="T2" style:family="text">
      <style:text-properties officeooo:rsid="00082ac7"/>
    </style:style>
    <style:style style:name="T3" style:family="text">
      <style:text-properties officeooo:rsid="000a569b"/>
    </style:style>
    <style:style style:name="T4" style:family="text">
      <style:text-properties officeooo:rsid="000aedec"/>
    </style:style>
    <style:style style:name="T5" style:family="text">
      <style:text-properties officeooo:rsid="000dbbe6"/>
    </style:style>
    <style:style style:name="T6" style:family="text">
      <style:text-properties officeooo:rsid="0015a618"/>
    </style:style>
    <style:style style:name="T7" style:family="text">
      <style:text-properties officeooo:rsid="0021245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2455" style:font-style-asian="italic" style:font-style-complex="italic"/>
    </style:style>
    <style:style style:name="T10" style:family="text">
      <style:text-properties officeooo:rsid="00219fd9"/>
    </style:style>
    <style:style style:name="T11" style:family="text">
      <style:text-properties officeooo:rsid="00239433"/>
    </style:style>
    <style:style style:name="T12" style:family="text">
      <style:text-properties officeooo:rsid="0024454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94f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reeStyle Libre 2 – Datensammlung</text:p>
      <text:p text:style-name="P1"/>
      <text:list xml:id="list3990649886" text:style-name="L1">
        <text:list-item>
          <text:p text:style-name="P2">Desinfektionstuch</text:p>
          <text:list>
            <text:list-item>
              <text:p text:style-name="P2">Hersteller</text:p>
              <text:list>
                <text:list-item>
                  <text:p text:style-name="P2">Reliance Medical Ltd. - Radnor Park Trading Estate - Congleton, Cheshire – CW12 4XP, UK</text:p>
                </text:list-item>
              </text:list>
            </text:list-item>
            <text:list-item>
              <text:p text:style-name="P2">30mm x 32mm</text:p>
            </text:list-item>
            <text:list-item>
              <text:p text:style-name="P2">Isopropyl Alcohol 70%</text:p>
            </text:list-item>
            <text:list-item>
              <text:p text:style-name="P2">CE geprüft</text:p>
            </text:list-item>
          </text:list>
        </text:list-item>
      </text:list>
      <text:p text:style-name="P7"/>
      <text:p text:style-name="P8">Batterie</text:p>
      <text:list xml:id="list3037404792" text:style-name="L2">
        <text:list-item>
          <text:p text:style-name="P15"><text:span text:style-name="T2">Batterie Libre 2 → SR626W 0%Hg (SEIZAIKEN Japan)</text:span></text:p>
        </text:list-item>
        <text:list-item>
          <text:p text:style-name="P15"><text:span text:style-name="T2">Spannung → 1.55V</text:span></text:p>
        </text:list-item>
        <text:list-item>
          <text:p text:style-name="P15"><text:span text:style-name="T2">https://www.digikey.de/product-detail/de/seiko-instruments/SR626W/728-1111-ND/7428831</text:span></text:p>
        </text:list-item>
      </text:list>
      <text:p text:style-name="P3"/>
      <text:p text:style-name="P10">Platine</text:p>
      <text:list xml:id="list3751198082" text:style-name="L4">
        <text:list-item>
          <text:p text:style-name="P31"><text:span text:style-name="T4">Platinenabmessungen: 26.00mm (radial, Durchmesser) - 6.00mm Loch in der Mitte (Durchmesser)</text:span></text:p>
        </text:list-item>
        <text:list-item>
          <text:p text:style-name="P4">Platinenkennzeichnung: ART28449-3_REV-C</text:p>
        </text:list-item>
        <text:list-item>
          <text:p text:style-name="P4"><text:span text:style-name="T1">Chip: </text:span></text:p>
          <text:list>
            <text:list-item>
              <text:p text:style-name="P4"><text:span text:style-name="T1">RF430 TAL160H TI 8AI A6XN D</text:span></text:p>
            </text:list-item>
          </text:list>
        </text:list-item>
      </text:list>
      <text:p text:style-name="P5"/>
      <text:p text:style-name="P13">Bluetooth</text:p>
      <text:list xml:id="list1398748003" text:style-name="L7">
        <text:list-item>
          <text:p text:style-name="P25">BLE Name: „ABBOTT“ + Seriennummer (z.B.: „ABBOTT3MH000EKFY0“)</text:p>
        </text:list-item>
        <text:list-item>
          <text:p text:style-name="P28">Taucht unregelmäßig im Scan auf <text:span text:style-name="T7">(nur für kurze Intervalle </text:span><text:span text:style-name="T9">discoverable</text:span><text:span text:style-name="T7">!)</text:span></text:p>
          <text:list>
            <text:list-item>
              <text:p text:style-name="P28">19:55 / 20:01 / 20:17</text:p>
            </text:list-item>
          </text:list>
        </text:list-item>
        <text:list-item>
          <text:p text:style-name="P29">Intervalle ca. 2-4 Sekunden <text:span text:style-name="T10">(?)</text:span></text:p>
        </text:list-item>
        <text:list-item>
          <text:p text:style-name="P30">Kein Connect möglich – vllt. Passiert bei initialem NFC Kontakt ein <text:span text:style-name="T11">uniques</text:span> <text:span text:style-name="T8">Bonding</text:span>?</text:p>
        </text:list-item>
      </text:list>
      <text:p text:style-name="P5"/>
      <text:p text:style-name="P12">Tag Information</text:p>
      <text:list xml:id="list3897232430" text:style-name="L6">
        <text:list-item>
          <text:p text:style-name="P21">NfcV &amp; NdefFormatable</text:p>
        </text:list-item>
        <text:list-item>
          <text:p text:style-name="P22">Maximum transceive length → 253 Bytes</text:p>
        </text:list-item>
        <text:list-item>
          <text:p text:style-name="P23">ISO/IEC 15693-3 kompatibel</text:p>
        </text:list-item>
        <text:list-item>
          <text:p text:style-name="P23">ISO/IEC 15693-2 kompatibel</text:p>
        </text:list-item>
        <text:list-item>
          <text:p text:style-name="P26">Blöcke verändern sich minütlich !</text:p>
        </text:list-item>
        <text:list-item>
          <text:p text:style-name="P27">Initialer <text:span text:style-name="T12">(nicht aktivierter)</text:span> Sensor <text:span text:style-name="T13">ohne</text:span> Blockveränderung</text:p>
        </text:list-item>
      </text:list>
      <text:p text:style-name="P5"/>
      <text:p text:style-name="P11">Memory</text:p>
      <text:list xml:id="list2267344969" text:style-name="L5">
        <text:list-item>
          <text:p text:style-name="P18">Memory Größe → 2048 <text:span text:style-name="T6">Bytes</text:span></text:p>
          <text:list>
            <text:list-item>
              <text:p text:style-name="P20">256 Blöcke mit je 8 Bytes</text:p>
            </text:list-item>
          </text:list>
        </text:list-item>
        <text:list-item>
          <text:p text:style-name="P19">Unterstützt</text:p>
          <text:list>
            <text:list-item>
              <text:p text:style-name="P19">Single Block Read</text:p>
            </text:list-item>
            <text:list-item>
              <text:p text:style-name="P19">Multi Block Read</text:p>
            </text:list-item>
            <text:list-item>
              <text:p text:style-name="P19">Get System Information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14"><text:soft-page-break/>Im Vergleich dazu der <text:span text:style-name="T5">Libre 1</text:span></text:p>
      <text:list xml:id="list2086456678" text:style-name="L3">
        <text:list-item>
          <text:p text:style-name="P16"><text:span text:style-name="T2">Batterie </text:span>Libre 1 → VARTA V377 <text:span text:style-name="T3">0%Hg</text:span></text:p>
        </text:list-item>
        <text:list-item>
          <text:p text:style-name="P17">Spannung: 1.55V</text:p>
        </text:list-item>
        <text:list-item>
          <text:p text:style-name="P24">Memory Größe → 1952 Bytes</text:p>
          <text:list>
            <text:list-item>
              <text:p text:style-name="P24">244 Blöcke mit je 8 By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46:36.626587781</meta:creation-date>
    <dc:date>2019-01-26T21:28:37.910957340</dc:date>
    <meta:editing-duration>PT8H33M33S</meta:editing-duration>
    <meta:editing-cycles>37</meta:editing-cycles>
    <meta:generator>LibreOffice/6.1.4.2$MacOSX_X86_64 LibreOffice_project/9d0f32d1f0b509096fd65e0d4bec26ddd1938fd3</meta:generator>
    <dc:creator>Hannes Voß</dc:creator>
    <meta:document-statistic meta:table-count="0" meta:image-count="0" meta:object-count="0" meta:page-count="2" meta:paragraph-count="41" meta:word-count="212" meta:character-count="1294" meta:non-whitespace-character-count="1153"/>
  </office:meta>
</office:document-meta>
</file>